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tcamp Everis</text:p>
      <text:p text:style-name="P1"/>
      <text:p text:style-name="P1">Dominando IDEs Java</text:p>
      <text:p text:style-name="P1"/>
      <text:p text:style-name="P2"><text:tab/><text:span text:style-name="T1">Utitlizar versão lts que são versões estáveis, as outras versões são betas e estão em fase de testes.</text:span></text:p>
      <text:p text:style-name="P2"><text:span text:style-name="T1"><text:tab/>Link do github com tutorial de instalação: https://github.com/cami-la/curso-dio-dominando-ides-ja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ago B</meta:initial-creator>
    <meta:creation-date>2021-10-12T09:36:02.21</meta:creation-date>
    <meta:document-statistic meta:table-count="0" meta:image-count="0" meta:object-count="0" meta:page-count="1" meta:paragraph-count="4" meta:word-count="31" meta:character-count="237"/>
    <dc:date>2021-10-12T11:12:56.08</dc:date>
    <dc:creator>Tiago B</dc:creator>
    <meta:editing-duration>PT1H4M37S</meta:editing-duration>
    <meta:editing-cycles>1</meta:editing-cycles>
    <meta:generator>OpenOffice/4.1.8$Win32 OpenOffice.org_project/418m3$Build-9803</meta:generator>
  </office:meta>
</office:document-meta>
</file>